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4.479cm" style:use-optimal-column-width="false"/>
    </style:style>
    <style:style style:name="co2" style:family="table-column">
      <style:table-column-properties style:column-width="57.729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Alvi Nastaleeq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Alvi Nastaleeq" style:font-size-asian="200pt" style:font-name-complex="Alvi Nastaleeq" style:font-size-complex="200pt"/>
    </style:style>
    <style:style style:name="T1" style:family="text">
      <style:text-properties style:font-name="Alvi Nastaleeq" fo:font-size="200pt" style:font-name-asian="Alvi Nastaleeq" style:font-size-asian="200pt" style:font-name-complex="Alvi Nastaleeq" style:font-size-complex="200pt"/>
    </style:style>
    <style:style style:name="T2" style:family="text">
      <style:text-properties style:font-name="Alvi Nastaleeq" fo:font-size="2pt" style:font-name-asian="Alvi Nastaleeq" style:font-size-asian="2pt" style:font-name-complex="Alvi Nastaleeq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2.207cm" svg:height="83.55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خانۂ کعبہ جھلمل اُٹھا</text:span><text:span text:style-name="T1"><text:line-break/></text:span><text:span text:style-name="T1">دیکھ کر آپ کا جمال علیؑ</text:span><text:span text:style-name="T2"><text:line-break/></text:span><text:span text:style-name="T2">s</text:span></text:p>
              </table:table-cell>
              <table:table-cell>
                <text:p text:style-name="P1"><text:span text:style-name="T1">مظہرِ ربِّ ذوالجلال علیؑ</text:span><text:span text:style-name="T1"><text:line-break/></text:span><text:span text:style-name="T1">کبریائی کا ہے کمال علیؑ</text:span><text:span text:style-name="T2"><text:line-break/></text:span><text:span text:style-name="T2"/></text:p>
              </table:table-cell>
            </table:table-row>
            <table:table-row table:style-name="ro1" table:default-cell-style-name="ce1">
              <table:table-cell>
                <text:p text:style-name="P1"><text:span text:style-name="T1">جس کا کوئی سوال مل نہ سکا</text:span><text:span text:style-name="T1"><text:line-break/></text:span><text:span text:style-name="T1">ہے خدائی کا وہ سوال علیؑ</text:span><text:span text:style-name="T2"><text:line-break/></text:span><text:span text:style-name="T2"/></text:p>
              </table:table-cell>
              <table:table-cell>
                <text:p text:style-name="P1"><text:span text:style-name="T1">بولا دینِ خدا یہ مشکل میں</text:span><text:span text:style-name="T1"><text:line-break/></text:span><text:span text:style-name="T1">گھِر رہا ہوں، مجھے سنبھال علیؑ</text:span><text:span text:style-name="T2"><text:line-break/></text:span><text:span text:style-name="T2"/></text:p>
              </table:table-cell>
            </table:table-row>
            <table:table-row table:style-name="ro1" table:default-cell-style-name="ce1">
              <table:table-cell>
                <text:p text:style-name="P1"><text:span text:style-name="T1">گارہے ہیں وہ گیت غیروں کے</text:span><text:span text:style-name="T1"><text:line-break/></text:span><text:span text:style-name="T1">اور کھاتے ہیں تیرا مال علیؑ</text:span><text:span text:style-name="T2"><text:line-break/></text:span><text:span text:style-name="T2"/></text:p>
              </table:table-cell>
              <table:table-cell>
                <text:p text:style-name="P1"><text:span text:style-name="T1">جب بھی سوچا خدا کے بارے میں</text:span><text:span text:style-name="T1"><text:line-break/></text:span><text:span text:style-name="T1">آ گیا آپ کا خیال علیؑ</text:span><text:span text:style-name="T2"><text:line-break/></text:span><text:span text:style-name="T2"/></text:p>
              </table:table-cell>
            </table:table-row>
            <table:table-row table:style-name="ro1" table:default-cell-style-name="ce1">
              <table:table-cell>
                <text:p text:style-name="P1"><text:span text:style-name="T1">ایک عباسؑ ہیں زمانے میں</text:span><text:span text:style-name="T1"><text:line-break/></text:span><text:span text:style-name="T1">ورنہ تیری کہاں مثال علیؑ</text:span><text:span text:style-name="T2"><text:line-break/></text:span><text:span text:style-name="T2"/></text:p>
              </table:table-cell>
              <table:table-cell>
                <text:p text:style-name="P1"><text:span text:style-name="T1">پوچھا کس نے اذان سکھلائی</text:span><text:span text:style-name="T1"><text:line-break/></text:span><text:span text:style-name="T1">بولے یہ حضرتِ بلالؑ علیؑ</text:span><text:span text:style-name="T2"><text:line-break/></text:span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12.217cm" fo:page-height="83.5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20:34:54.218640300</meta:creation-date>
    <dc:date>2026-01-27T20:31:15.411772900</dc:date>
    <meta:editing-duration>PT7M11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